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width="0.152cm" draw:marker-start="" draw:marker-start-width="0.432cm" draw:marker-end="Arrowheads_20_2" draw:marker-end-width="0.432cm" draw:textarea-vertical-align="middle" fo:padding-top="0.201cm" fo:padding-bottom="0.201cm" fo:padding-left="0.326cm" fo:padding-right="0.326cm" draw:shadow-offset-x="0.203cm" draw:shadow-offset-y="0.203cm" loext:decorative="false"/>
    </style:style>
    <style:style style:name="gr2" style:family="graphic" style:parent-style-name="standard">
      <style:graphic-properties svg:stroke-width="0.152cm" draw:marker-start="" draw:marker-start-width="0.432cm" draw:marker-end="Arrowheads_20_3" draw:marker-end-width="0.432cm" draw:textarea-vertical-align="middle" fo:padding-top="0.201cm" fo:padding-bottom="0.201cm" fo:padding-left="0.326cm" fo:padding-right="0.326cm" draw:shadow-offset-x="0.203cm" draw:shadow-offset-y="0.203cm" loext:decorative="false"/>
    </style:style>
    <style:style style:name="gr3" style:family="graphic" style:parent-style-name="standard">
      <style:graphic-properties svg:stroke-width="0.152cm" draw:marker-start-width="0.432cm" draw:marker-end="Arrowheads_20_5" draw:marker-end-width="0.432cm" draw:textarea-vertical-align="middle" fo:padding-top="0.201cm" fo:padding-bottom="0.201cm" fo:padding-left="0.326cm" fo:padding-right="0.326cm" loext:decorative="false"/>
    </style:style>
    <style:style style:name="gr4" style:family="graphic" style:parent-style-name="standard">
      <style:graphic-properties svg:stroke-color="#395511" draw:fill="solid" draw:fill-color="#afd095" draw:textarea-horizontal-align="justify" draw:textarea-vertical-align="middle" draw:auto-grow-height="false" fo:min-height="7.37cm" fo:min-width="7.12cm" loext:decorative="false"/>
    </style:style>
    <style:style style:name="gr5" style:family="graphic" style:parent-style-name="objectwithoutfill">
      <style:graphic-properties svg:stroke-width="0.102cm" svg:stroke-color="#000000" draw:marker-start-width="0.356cm" draw:marker-end-width="0.356cm" draw:fill="solid" draw:fill-color="#c59e53" draw:textarea-vertical-align="middle" fo:padding-top="0.176cm" fo:padding-bottom="0.176cm" fo:padding-left="0.301cm" fo:padding-right="0.301cm" loext:decorative="false"/>
    </style:style>
    <style:style style:name="gr6" style:family="graphic" style:parent-style-name="standard">
      <style:graphic-properties draw:stroke="none" svg:stroke-color="#000000" draw:fill="none" draw:fill-color="#ffffff" draw:textarea-horizontal-align="center" draw:auto-grow-height="true" draw:auto-grow-width="false" fo:min-height="1.563cm" fo:min-width="0cm" loext:decorative="false"/>
      <style:paragraph-properties style:writing-mode="lr-tb"/>
    </style:style>
    <style:style style:name="P1" style:family="paragraph">
      <style:paragraph-properties fo:text-align="center"/>
    </style:style>
    <style:style style:name="P2" style:family="paragraph">
      <loext:graphic-properties draw:fill="solid" draw:fill-color="#afd095"/>
      <style:paragraph-properties fo:text-align="center"/>
    </style:style>
    <style:style style:name="P3" style:family="paragraph">
      <loext:graphic-properties draw:fill="solid" draw:fill-color="#c59e53"/>
      <style:paragraph-properties fo:text-align="center"/>
    </style:style>
    <style:style style:name="P4" style:family="paragraph">
      <style:paragraph-properties fo:text-align="center"/>
      <style:text-properties fo:color="#8d281e" loext:opacity="100%" style:font-name="Liberation Serif" fo:font-style="italic" fo:font-weight="bold" style:font-style-asian="italic" style:font-weight-asian="bold" style:font-style-complex="italic" style:font-weight-complex="bold"/>
    </style:style>
    <style:style style:name="P5" style:family="paragraph">
      <loext:graphic-properties draw:fill="none" draw:fill-color="#ffffff"/>
      <style:paragraph-properties fo:text-align="center"/>
      <style:text-properties fo:color="#8d281e" loext:opacity="100%" style:font-name="Liberation Serif" fo:font-style="italic" fo:font-weight="bold" style:font-style-asian="italic" style:font-weight-asian="bold" style:font-style-complex="italic" style:font-weight-complex="bold"/>
    </style:style>
    <style:style style:name="P6" style:family="paragraph">
      <style:paragraph-properties fo:text-align="center"/>
      <style:text-properties fo:color="#224b12" loext:opacity="100%" style:font-name="Liberation Serif" fo:font-style="italic" fo:font-weight="bold" style:font-style-asian="italic" style:font-weight-asian="bold" style:font-style-complex="italic" style:font-weight-complex="bold"/>
    </style:style>
    <style:style style:name="P7" style:family="paragraph">
      <loext:graphic-properties draw:fill="none" draw:fill-color="#ffffff"/>
      <style:text-properties fo:color="#224b12" loext:opacity="100%" style:font-name="Liberation Serif" fo:font-style="italic" fo:font-weight="bold" style:font-style-asian="italic" style:font-weight-asian="bold" style:font-style-complex="italic" style:font-weight-complex="bold"/>
    </style:style>
    <style:style style:name="P8" style:family="paragraph">
      <style:paragraph-properties fo:text-align="center"/>
      <style:text-properties fo:color="#8d281e" loext:opacity="100%" style:font-name="Liberation Serif" fo:font-style="normal" fo:font-weight="bold" style:font-style-asian="normal" style:font-weight-asian="bold" style:font-style-complex="normal" style:font-weight-complex="bold"/>
    </style:style>
    <style:style style:name="P9" style:family="paragraph">
      <loext:graphic-properties draw:fill="none" draw:fill-color="#ffffff"/>
      <style:paragraph-properties fo:text-align="center"/>
      <style:text-properties fo:color="#8d281e" loext:opacity="100%" style:font-name="Liberation Serif" fo:font-style="normal" fo:font-weight="bold" style:font-style-asian="normal" style:font-weight-asian="bold" style:font-style-complex="normal" style:font-weight-complex="bold"/>
    </style:style>
    <style:style style:name="P10" style:family="paragraph">
      <style:paragraph-properties fo:text-align="center"/>
      <style:text-properties fo:color="#224b12" loext:opacity="100%" style:font-name="Liberation Serif" fo:font-style="normal" fo:font-weight="bold" style:font-style-asian="normal" style:font-weight-asian="bold" style:font-style-complex="normal" style:font-weight-complex="bold"/>
    </style:style>
    <style:style style:name="P11" style:family="paragraph">
      <loext:graphic-properties draw:fill="none" draw:fill-color="#ffffff"/>
      <style:paragraph-properties fo:text-align="center"/>
      <style:text-properties fo:color="#224b12" loext:opacity="100%" style:font-name="Liberation Serif" fo:font-style="normal" fo:font-weight="bold" style:font-style-asian="normal" style:font-weight-asian="bold" style:font-style-complex="normal" style:font-weight-complex="bold"/>
    </style:style>
    <style:style style:name="T1" style:family="text">
      <style:text-properties fo:color="#8d281e" loext:opacity="100%" style:font-name="Liberation Serif" fo:font-size="40pt" fo:font-style="italic" fo:font-weight="bold" style:font-size-asian="40pt" style:font-style-asian="italic" style:font-weight-asian="bold" style:font-size-complex="40pt" style:font-style-complex="italic" style:font-weight-complex="bold"/>
    </style:style>
    <style:style style:name="T2" style:family="text">
      <style:text-properties fo:color="#224b12" loext:opacity="100%" style:font-name="Liberation Serif" fo:font-size="40pt" fo:font-style="normal" fo:font-weight="bold" style:font-size-asian="40pt" style:font-style-asian="italic" style:font-weight-asian="bold" style:font-size-complex="40pt" style:font-style-complex="italic" style:font-weight-complex="bold"/>
    </style:style>
    <style:style style:name="T3" style:family="text">
      <style:text-properties fo:color="#224b12" loext:opacity="100%" style:font-name="Liberation Serif"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224b12" loext:opacity="100%" style:font-name="Liberation Serif" fo:font-size="40pt" fo:font-style="normal" fo:font-weight="bold" style:font-size-asian="40pt" style:font-style-asian="normal" style:font-weight-asian="bold" style:font-size-complex="40pt" style:font-style-complex="normal" style:font-weight-complex="bold"/>
    </style:style>
    <style:style style:name="T5" style:family="text">
      <style:text-properties fo:color="#8d281e" loext:opacity="100%" style:font-name="Liberation Serif" fo:font-size="40pt" fo:font-style="normal"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10.842cm" svg:y1="7.667cm" svg:x2="17.192cm" svg:y2="7.667cm">
          <text:p/>
        </draw:line>
        <draw:line draw:style-name="gr2" draw:text-style-name="P1" draw:layer="layout" svg:x1="17.192cm" svg:y1="12.747cm" svg:x2="10.842cm" svg:y2="12.747cm">
          <text:p/>
        </draw:line>
        <draw:circle draw:style-name="gr3" draw:text-style-name="P1" draw:layer="layout" svg:width="7.62cm" svg:height="7.62cm" svg:x="2.27cm" svg:y="2.587cm" draw:kind="arc" draw:start-angle="359.75" draw:end-angle="223.09">
          <text:p/>
        </draw:circle>
        <draw:circle draw:style-name="gr3" draw:text-style-name="P1" draw:layer="layout" svg:width="7.62cm" svg:height="7.62cm" draw:transform="rotate (-3.14159265358979) translate (25.765cm 17.89cm)" draw:kind="arc" draw:start-angle="359.74" draw:end-angle="223.1">
          <text:p/>
        </draw:circle>
        <draw:custom-shape draw:style-name="gr4" draw:text-style-name="P2" draw:layer="layout" svg:width="7.62cm" svg:height="7.62cm" svg:x="3.222cm" svg:y="6.397cm">
          <text:p/>
          <draw:enhanced-geometry svg:viewBox="0 0 21600 21600" draw:type="rectangle" draw:enhanced-path="M 0 0 L 21600 0 21600 21600 0 21600 0 0 Z N"/>
        </draw:custom-shape>
        <draw:custom-shape draw:style-name="gr4" draw:text-style-name="P2" draw:layer="layout" svg:width="7.62cm" svg:height="7.62cm" svg:x="17.192cm" svg:y="6.397cm">
          <text:p/>
          <draw:enhanced-geometry svg:viewBox="0 0 21600 21600" draw:type="rectangle" draw:enhanced-path="M 0 0 L 21600 0 21600 21600 0 21600 0 0 Z N"/>
        </draw:custom-shape>
        <draw:polygon draw:style-name="gr5" draw:text-style-name="P3" draw:layer="layout" svg:width="6.322cm" svg:height="3.925cm" draw:transform="skewX (0.000174532925199436) rotate (-0.0218166156499289) translate (3.80670217198883cm 8.36034672030784cm)" svg:viewBox="0 0 6323 3926" draw:points="232,1748 546,1748 974,1774 1373,1829 1899,1866 2073,1806 2253,1753 2357,1709 2035,1688 1714,1730 1602,1740 1560,1726 1629,1676 2144,1574 2157,1511 2373,1464 2400,1415 2720,1352 2851,1258 3262,1200 3685,1017 4373,834 4448,755 4589,480 4772,203 5021,65 5230,11 5439,0 5623,73 5814,187 5950,338 5988,456 6017,504 6151,557 6244,646 6323,742 6310,778 6225,744 6136,795 5948,855 5902,1003 5836,1151 5741,1307 5710,1503 5701,1713 5589,2016 5309,2364 4890,2716 4650,2903 4211,3010 3974,3036 4386,3314 4680,3343 4864,3422 4993,3580 4974,3657 4881,3555 4718,3474 4598,3435 4642,3483 4586,3484 4458,3410 4283,3400 4074,3432 3995,3358 4106,3334 4126,3271 3814,3054 3577,3101 4124,3501 4244,3513 4531,3528 4644,3581 4665,3622 4588,3596 4427,3585 4682,3713 4810,3822 4833,3926 4776,3878 4556,3736 4429,3676 4438,3760 4404,3789 4374,3733 4331,3686 4001,3609 3665,3616 3595,3597 3553,3619 3492,3676 3491,3627 3593,3527 3719,3531 3950,3533 3438,3153 3152,3173 3361,3134 3123,3125 3268,3073 3073,3063 3141,3013 2903,3011 3008,2967 2817,2929 2866,2893 2711,2861 2752,2825 2526,2726 2532,2676 2441,2650 2319,2549 1966,2388 1760,2225 0,2033 40,1955 340,1893 346,1872 205,1805 230,1750 232,1749">
          <text:p/>
        </draw:polygon>
        <draw:frame draw:style-name="gr6" draw:text-style-name="P5" draw:layer="layout" svg:width="5.909cm" svg:height="1.813cm" svg:x="11.112cm" svg:y="5.688cm">
          <draw:text-box>
            <text:p text:style-name="P4"><text:span text:style-name="T1">e</text:span></text:p>
          </draw:text-box>
        </draw:frame>
        <draw:frame draw:style-name="gr6" draw:text-style-name="P7" draw:layer="layout" svg:width="5.865cm" svg:height="1.813cm" svg:x="11.046cm" svg:y="10.738cm">
          <draw:text-box>
            <text:p text:style-name="P6"><text:span text:style-name="T2">(</text:span><text:span text:style-name="T3">mN</text:span><text:span text:style-name="T4">)</text:span></text:p>
          </draw:text-box>
        </draw:frame>
        <draw:frame draw:style-name="gr6" draw:text-style-name="P9" draw:layer="layout" svg:width="5.909cm" svg:height="1.813cm" svg:x="3.198cm" svg:y="4.564cm">
          <draw:text-box>
            <text:p text:style-name="P8"><text:span text:style-name="T5">(1 − </text:span><text:span text:style-name="T1">e</text:span><text:span text:style-name="T5">)</text:span></text:p>
          </draw:text-box>
        </draw:frame>
        <draw:frame draw:style-name="gr6" draw:text-style-name="P11" draw:layer="layout" svg:width="5.909cm" svg:height="1.813cm" svg:x="18.832cm" svg:y="14.09cm">
          <draw:text-box>
            <text:p text:style-name="P10"><text:span text:style-name="T4">(1 − </text:span><text:span text:style-name="T3">mN</text:span><text:span text:style-name="T4">)</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Triangle"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eksii Dubovyk</meta:initial-creator>
    <meta:creation-date>2025-09-28T19:47:04.210646606</meta:creation-date>
    <dc:date>2025-09-28T20:40:51.961993857</dc:date>
    <dc:creator>Oleksii Dubovyk</dc:creator>
    <meta:editing-duration>PT49S</meta:editing-duration>
    <meta:editing-cycles>1</meta:editing-cycles>
    <meta:document-statistic meta:object-count="11"/>
    <meta:generator>LibreOffice/25.8.0.4$Linux_X86_64 LibreOffice_project/48f00303701489684e67c38c28aff00cd5929e67</meta:generator>
  </office:meta>
</office:document-meta>
</file>